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Courier 10 Pitch1" svg:font-family="'Courier 10 Pitch'"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66cc" style:font-name="Courier 10 Pitch" fo:font-size="12pt" style:text-underline-style="none" officeooo:rsid="000ae40d" officeooo:paragraph-rsid="000ae40d" style:font-size-asian="12pt" style:font-size-complex="12pt"/>
    </style:style>
    <style:style style:name="P2" style:family="paragraph" style:parent-style-name="Standard">
      <style:paragraph-properties fo:text-align="justify" style:justify-single-word="false"/>
      <style:text-properties fo:color="#0066cc" style:font-name="Courier 10 Pitch" fo:font-size="12pt" style:text-underline-style="none" officeooo:rsid="000c0ea2" officeooo:paragraph-rsid="000c0ea2" style:font-size-asian="10.5pt" style:font-size-complex="12pt"/>
    </style:style>
    <style:style style:name="P3" style:family="paragraph" style:parent-style-name="Standard">
      <style:paragraph-properties fo:text-align="justify" style:justify-single-word="false"/>
      <style:text-properties fo:color="#0066cc" style:font-name="Courier 10 Pitch" fo:font-size="12pt" style:text-underline-style="none" officeooo:rsid="0014f896" officeooo:paragraph-rsid="0014f896" style:font-size-asian="10.5pt" style:font-size-complex="12pt"/>
    </style:style>
    <style:style style:name="P4" style:family="paragraph" style:parent-style-name="Standard">
      <style:paragraph-properties fo:text-align="justify" style:justify-single-word="false"/>
      <style:text-properties fo:color="#0066cc" style:font-name="Courier 10 Pitch" fo:font-size="12pt" style:text-underline-style="solid" style:text-underline-width="auto" style:text-underline-color="font-color" officeooo:rsid="000c0ea2" officeooo:paragraph-rsid="000c0ea2" style:font-size-asian="10.5pt" style:font-size-complex="12pt"/>
    </style:style>
    <style:style style:name="P5" style:family="paragraph" style:parent-style-name="Standard">
      <style:paragraph-properties fo:text-align="justify" style:justify-single-word="false"/>
      <style:text-properties fo:color="#000000" style:font-name="Courier 10 Pitch" fo:font-size="14pt" style:text-underline-style="solid" style:text-underline-width="auto" style:text-underline-color="font-color" officeooo:rsid="00176478" officeooo:paragraph-rsid="00176478" fo:background-color="transparent" style:font-size-asian="12.25pt" style:font-size-complex="14pt"/>
    </style:style>
    <style:style style:name="P6" style:family="paragraph" style:parent-style-name="Standard">
      <style:paragraph-properties fo:text-align="justify" style:justify-single-word="false"/>
      <style:text-properties fo:color="#000000" style:font-name="Courier 10 Pitch" fo:font-size="14pt" fo:language="en" fo:country="ZA" style:text-underline-style="solid" style:text-underline-width="auto" style:text-underline-color="font-color" officeooo:rsid="0020df69" officeooo:paragraph-rsid="0020df69" style:font-size-asian="12.25pt" style:language-asian="zxx" style:country-asian="none" style:font-size-complex="14pt" style:language-complex="zxx" style:country-complex="none"/>
    </style:style>
    <style:style style:name="P7" style:family="paragraph" style:parent-style-name="Standard">
      <style:paragraph-properties fo:text-align="justify" style:justify-single-word="false"/>
      <style:text-properties fo:color="#000000" style:font-name="Courier 10 Pitch" fo:font-size="12pt" style:text-underline-style="none" officeooo:rsid="000ae40d" officeooo:paragraph-rsid="000ae40d" style:font-size-asian="10.5pt" style:font-size-complex="12pt"/>
    </style:style>
    <style:style style:name="P8" style:family="paragraph" style:parent-style-name="Standard">
      <style:paragraph-properties fo:text-align="justify" style:justify-single-word="false"/>
      <style:text-properties fo:color="#000000" style:font-name="Courier 10 Pitch" fo:font-size="12pt" style:text-underline-style="none" officeooo:rsid="0018021e" officeooo:paragraph-rsid="0018021e" style:font-size-asian="10.5pt" style:font-size-complex="12pt"/>
    </style:style>
    <style:style style:name="P9" style:family="paragraph" style:parent-style-name="Standard">
      <style:paragraph-properties fo:text-align="justify" style:justify-single-word="false"/>
      <style:text-properties fo:color="#000000" style:font-name="Courier 10 Pitch" fo:font-size="12pt" style:text-underline-style="none" officeooo:rsid="000e7980" officeooo:paragraph-rsid="0018021e" style:font-size-asian="10.5pt" style:font-size-complex="12pt"/>
    </style:style>
    <style:style style:name="P10" style:family="paragraph" style:parent-style-name="Standard">
      <style:paragraph-properties fo:text-align="justify" style:justify-single-word="false"/>
      <style:text-properties fo:color="#000000" style:font-name="Courier 10 Pitch" fo:font-size="12pt" style:text-underline-style="none" officeooo:rsid="00181983" officeooo:paragraph-rsid="00181983" style:font-size-asian="10.5pt" style:font-size-complex="12pt"/>
    </style:style>
    <style:style style:name="P11" style:family="paragraph" style:parent-style-name="Standard">
      <style:paragraph-properties fo:text-align="justify" style:justify-single-word="false"/>
      <style:text-properties fo:color="#000000" style:font-name="Courier 10 Pitch" fo:font-size="12pt" style:text-underline-style="none" officeooo:rsid="000d4e8a" officeooo:paragraph-rsid="0011eec5" style:font-size-asian="10.5pt" style:font-size-complex="12pt"/>
    </style:style>
    <style:style style:name="P12" style:family="paragraph" style:parent-style-name="Standard">
      <style:paragraph-properties fo:text-align="justify" style:justify-single-word="false"/>
      <style:text-properties fo:color="#000000" style:font-name="Courier 10 Pitch" fo:font-size="12pt" style:text-underline-style="none" officeooo:rsid="000d4e8a" officeooo:paragraph-rsid="000d4e8a" style:font-size-asian="10.5pt" style:font-size-complex="12pt"/>
    </style:style>
    <style:style style:name="P13" style:family="paragraph" style:parent-style-name="Standard">
      <style:paragraph-properties fo:text-align="justify" style:justify-single-word="false"/>
      <style:text-properties fo:color="#000000" style:font-name="Courier 10 Pitch" fo:font-size="12pt" style:text-underline-style="none" officeooo:rsid="0014f896" officeooo:paragraph-rsid="0014f896" style:font-size-asian="10.5pt" style:font-size-complex="12pt"/>
    </style:style>
    <style:style style:name="P14" style:family="paragraph" style:parent-style-name="Standard">
      <style:paragraph-properties fo:text-align="justify" style:justify-single-word="false"/>
      <style:text-properties fo:color="#000000" style:font-name="Courier 10 Pitch" fo:font-size="12pt" style:text-underline-style="none" officeooo:rsid="00189262" officeooo:paragraph-rsid="00189262" style:font-size-asian="10.5pt" style:font-size-complex="12pt"/>
    </style:style>
    <style:style style:name="P15" style:family="paragraph" style:parent-style-name="Standard">
      <style:paragraph-properties fo:text-align="justify" style:justify-single-word="false"/>
      <style:text-properties fo:color="#000000" style:font-name="Courier 10 Pitch" fo:font-size="12pt" style:text-underline-style="none" officeooo:rsid="0019cea9" officeooo:paragraph-rsid="0019cea9" style:font-size-asian="10.5pt" style:font-size-complex="12pt"/>
    </style:style>
    <style:style style:name="P16" style:family="paragraph" style:parent-style-name="Standard">
      <style:paragraph-properties fo:text-align="justify" style:justify-single-word="false"/>
      <style:text-properties fo:color="#000000" style:font-name="Courier 10 Pitch" fo:font-size="12pt" style:text-underline-style="none" officeooo:rsid="001ac369" officeooo:paragraph-rsid="001ac369" style:font-size-asian="10.5pt" style:font-size-complex="12pt"/>
    </style:style>
    <style:style style:name="P17" style:family="paragraph" style:parent-style-name="Standard">
      <style:paragraph-properties fo:text-align="justify" style:justify-single-word="false"/>
      <style:text-properties fo:color="#000000" style:font-name="Courier 10 Pitch" fo:font-size="12pt" style:text-underline-style="none" officeooo:rsid="001ac369" officeooo:paragraph-rsid="001b66bc" style:font-size-asian="10.5pt" style:font-size-complex="12pt"/>
    </style:style>
    <style:style style:name="P18" style:family="paragraph" style:parent-style-name="Standard">
      <style:paragraph-properties fo:text-align="justify" style:justify-single-word="false"/>
      <style:text-properties fo:color="#000000" style:font-name="Courier 10 Pitch" fo:font-size="12pt" style:text-underline-style="none" officeooo:rsid="001b66bc" officeooo:paragraph-rsid="001b66bc" style:font-size-asian="10.5pt" style:font-size-complex="12pt"/>
    </style:style>
    <style:style style:name="P19" style:family="paragraph" style:parent-style-name="Standard">
      <style:paragraph-properties fo:text-align="justify" style:justify-single-word="false"/>
      <style:text-properties fo:color="#000000" style:font-name="Courier 10 Pitch" fo:font-size="12pt" style:text-underline-style="none" officeooo:rsid="001cfe1f" officeooo:paragraph-rsid="001cfe1f" style:font-size-asian="10.5pt" style:font-size-complex="12pt"/>
    </style:style>
    <style:style style:name="P20" style:family="paragraph" style:parent-style-name="Standard">
      <style:paragraph-properties fo:text-align="justify" style:justify-single-word="false"/>
      <style:text-properties fo:color="#000000" style:font-name="Courier 10 Pitch" fo:font-size="12pt" style:text-underline-style="none" officeooo:rsid="001e29b9" officeooo:paragraph-rsid="001e29b9" style:font-size-asian="10.5pt" style:font-size-complex="12pt"/>
    </style:style>
    <style:style style:name="P21" style:family="paragraph" style:parent-style-name="Standard">
      <style:paragraph-properties fo:text-align="justify" style:justify-single-word="false"/>
      <style:text-properties fo:color="#000000" style:font-name="Courier 10 Pitch" fo:font-size="12pt" style:text-underline-style="none" officeooo:rsid="00181983" officeooo:paragraph-rsid="00189262" style:font-size-asian="12pt" style:font-size-complex="12pt"/>
    </style:style>
    <style:style style:name="P22" style:family="paragraph" style:parent-style-name="Standard">
      <style:paragraph-properties fo:text-align="justify" style:justify-single-word="false"/>
      <style:text-properties fo:color="#000000" style:font-name="Courier 10 Pitch" fo:font-size="12pt" style:text-underline-style="solid" style:text-underline-width="auto" style:text-underline-color="font-color" officeooo:rsid="000d4e8a" officeooo:paragraph-rsid="000ae40d" style:font-size-asian="10.5pt" style:font-size-complex="12pt"/>
    </style:style>
    <style:style style:name="P23" style:family="paragraph" style:parent-style-name="Standard">
      <style:paragraph-properties fo:text-align="justify" style:justify-single-word="false"/>
      <style:text-properties fo:color="#000000" style:font-name="Courier 10 Pitch" fo:font-size="12pt" style:text-underline-style="solid" style:text-underline-width="auto" style:text-underline-color="font-color" officeooo:rsid="00181983" officeooo:paragraph-rsid="00181983" style:font-size-asian="10.5pt" style:font-size-complex="12pt"/>
    </style:style>
    <style:style style:name="P24" style:family="paragraph" style:parent-style-name="Standard">
      <style:paragraph-properties fo:text-align="justify" style:justify-single-word="false"/>
      <style:text-properties fo:color="#000000" style:font-name="Courier 10 Pitch" fo:font-size="12pt" style:text-underline-style="solid" style:text-underline-width="auto" style:text-underline-color="font-color" officeooo:rsid="000ba51a" officeooo:paragraph-rsid="000ba51a" style:font-size-asian="10.5pt" style:font-size-complex="12pt"/>
    </style:style>
    <style:style style:name="P25" style:family="paragraph" style:parent-style-name="Standard">
      <style:paragraph-properties fo:text-align="justify" style:justify-single-word="false"/>
      <style:text-properties fo:color="#000000" style:font-name="Courier 10 Pitch" fo:font-size="12pt" fo:language="en" fo:country="ZA" style:text-underline-style="none" officeooo:rsid="002060ab" officeooo:paragraph-rsid="002060ab" style:font-size-asian="10.5pt" style:language-asian="zxx" style:country-asian="none" style:font-size-complex="12pt" style:language-complex="zxx" style:country-complex="none"/>
    </style:style>
    <style:style style:name="P26" style:family="paragraph" style:parent-style-name="Standard">
      <style:paragraph-properties fo:text-align="justify" style:justify-single-word="false"/>
      <style:text-properties fo:color="#000000" style:font-name="Courier 10 Pitch" fo:font-size="10pt" style:text-underline-style="none" officeooo:rsid="000ae40d" officeooo:paragraph-rsid="000ae40d" style:font-size-asian="10pt" style:font-size-complex="10pt"/>
    </style:style>
    <style:style style:name="P27" style:family="paragraph" style:parent-style-name="Standard">
      <style:paragraph-properties fo:text-align="justify" style:justify-single-word="false"/>
      <style:text-properties fo:color="#000000" style:font-name="Courier 10 Pitch" fo:font-size="10pt" style:text-underline-style="none" officeooo:rsid="000ae40d" officeooo:paragraph-rsid="0018021e" style:font-size-asian="10pt" style:font-size-complex="10pt"/>
    </style:style>
    <style:style style:name="P28" style:family="paragraph" style:parent-style-name="Standard">
      <style:paragraph-properties fo:text-align="justify" style:justify-single-word="false"/>
      <style:text-properties fo:color="#000000" style:font-name="Courier 10 Pitch" fo:font-size="10pt" style:text-underline-style="none" officeooo:rsid="0018021e" officeooo:paragraph-rsid="0018021e" style:font-size-asian="10pt" style:font-size-complex="10pt"/>
    </style:style>
    <style:style style:name="P29" style:family="paragraph" style:parent-style-name="Standard">
      <style:paragraph-properties fo:text-align="justify" style:justify-single-word="false"/>
      <style:text-properties fo:color="#000000" style:font-name="Courier 10 Pitch" fo:font-size="10pt" style:text-underline-style="none" officeooo:rsid="0018021e" officeooo:paragraph-rsid="0019cea9" style:font-size-asian="10pt" style:font-size-complex="10pt"/>
    </style:style>
    <style:style style:name="P30" style:family="paragraph" style:parent-style-name="Standard">
      <style:paragraph-properties fo:text-align="justify" style:justify-single-word="false"/>
      <style:text-properties fo:color="#000000" style:font-name="Courier 10 Pitch" fo:font-size="10pt" style:text-underline-style="none" officeooo:rsid="00181983" officeooo:paragraph-rsid="00181983" style:font-size-asian="10pt" style:font-size-complex="10pt"/>
    </style:style>
    <style:style style:name="P31" style:family="paragraph" style:parent-style-name="Standard">
      <style:paragraph-properties fo:text-align="justify" style:justify-single-word="false"/>
      <style:text-properties fo:color="#000000" style:font-name="Courier 10 Pitch" fo:font-size="10pt" style:text-underline-style="none" officeooo:rsid="00189262" officeooo:paragraph-rsid="00189262" style:font-size-asian="10pt" style:font-size-complex="10pt"/>
    </style:style>
    <style:style style:name="P32" style:family="paragraph" style:parent-style-name="Standard">
      <style:paragraph-properties fo:text-align="justify" style:justify-single-word="false"/>
      <style:text-properties fo:color="#000000" style:font-name="Courier 10 Pitch" fo:font-size="10pt" style:text-underline-style="none" officeooo:rsid="0019cea9" officeooo:paragraph-rsid="0019cea9" style:font-size-asian="10pt" style:font-size-complex="10pt"/>
    </style:style>
    <style:style style:name="P33" style:family="paragraph" style:parent-style-name="Standard">
      <style:paragraph-properties fo:text-align="justify" style:justify-single-word="false"/>
      <style:text-properties fo:color="#000000" style:font-name="Courier 10 Pitch" fo:font-size="10pt" style:text-underline-style="none" officeooo:rsid="001b66bc" officeooo:paragraph-rsid="001b66bc" style:font-size-asian="10pt" style:font-size-complex="10pt"/>
    </style:style>
    <style:style style:name="P34" style:family="paragraph" style:parent-style-name="Standard">
      <style:paragraph-properties fo:text-align="justify" style:justify-single-word="false"/>
      <style:text-properties fo:color="#000000" style:font-name="Courier 10 Pitch" fo:font-size="10pt" style:text-underline-style="none" officeooo:rsid="001cfe1f" officeooo:paragraph-rsid="001cfe1f" style:font-size-asian="10pt" style:font-size-complex="10pt"/>
    </style:style>
    <style:style style:name="P35" style:family="paragraph" style:parent-style-name="Standard">
      <style:paragraph-properties fo:text-align="justify" style:justify-single-word="false"/>
      <style:text-properties fo:color="#000000" style:font-name="Courier 10 Pitch" fo:font-size="10pt" style:text-underline-style="none" officeooo:rsid="001e29b9" officeooo:paragraph-rsid="001e29b9" style:font-size-asian="10pt" style:font-size-complex="10pt"/>
    </style:style>
    <style:style style:name="P36" style:family="paragraph" style:parent-style-name="Standard">
      <style:paragraph-properties fo:text-align="justify" style:justify-single-word="false"/>
      <style:text-properties fo:color="#000000" style:font-name="Courier 10 Pitch" fo:font-size="10pt" style:text-underline-style="none" officeooo:rsid="001b66bc" officeooo:paragraph-rsid="001b66bc" style:font-size-asian="8.75pt" style:font-size-complex="10pt"/>
    </style:style>
    <style:style style:name="P37" style:family="paragraph" style:parent-style-name="Standard">
      <style:paragraph-properties fo:text-align="justify" style:justify-single-word="false"/>
      <style:text-properties fo:color="#000000" style:font-name="Courier 10 Pitch" fo:font-size="11pt" style:text-underline-style="none" officeooo:rsid="000ae40d" officeooo:paragraph-rsid="000ae40d" style:font-size-asian="11pt" style:font-size-complex="11pt"/>
    </style:style>
    <style:style style:name="P38" style:family="paragraph" style:parent-style-name="Standard">
      <style:paragraph-properties fo:text-align="justify" style:justify-single-word="false"/>
      <style:text-properties fo:color="#000000" style:font-name="Courier 10 Pitch" fo:font-size="9pt" style:text-underline-style="none" officeooo:rsid="000ae40d" officeooo:paragraph-rsid="0018021e" style:font-size-asian="9pt" style:font-size-complex="9pt"/>
    </style:style>
    <style:style style:name="P39" style:family="paragraph" style:parent-style-name="Standard">
      <style:paragraph-properties fo:text-align="justify" style:justify-single-word="false"/>
      <style:text-properties style:font-name="Courier 10 Pitch1" fo:font-size="10pt" officeooo:rsid="001b66bc" officeooo:paragraph-rsid="001b66bc" style:font-size-asian="10pt" style:font-size-complex="10pt"/>
    </style:style>
    <style:style style:name="P40" style:family="paragraph" style:parent-style-name="Standard">
      <style:paragraph-properties fo:text-align="justify" style:justify-single-word="false"/>
      <style:text-properties style:font-name="Courier 10 Pitch1" fo:font-size="10pt" officeooo:rsid="001e172e" officeooo:paragraph-rsid="001e172e" style:font-size-asian="10pt" style:font-size-complex="10pt"/>
    </style:style>
    <style:style style:name="P41" style:family="paragraph" style:parent-style-name="Standard">
      <style:paragraph-properties fo:text-align="justify" style:justify-single-word="false"/>
      <style:text-properties style:font-name="Courier 10 Pitch1" fo:font-size="10pt" officeooo:rsid="001e6993" officeooo:paragraph-rsid="001e6993" style:font-size-asian="10pt" style:font-size-complex="10pt"/>
    </style:style>
    <style:style style:name="P42" style:family="paragraph" style:parent-style-name="Standard">
      <style:paragraph-properties fo:text-align="justify" style:justify-single-word="false"/>
      <style:text-properties style:font-name="Courier 10 Pitch1" fo:font-size="12pt" officeooo:paragraph-rsid="001b66bc" style:font-size-asian="12pt" style:font-size-complex="12pt"/>
    </style:style>
    <style:style style:name="P43" style:family="paragraph" style:parent-style-name="Standard">
      <style:paragraph-properties fo:text-align="justify" style:justify-single-word="false"/>
      <style:text-properties style:font-name="Courier 10 Pitch1" fo:font-size="12pt" officeooo:paragraph-rsid="0014f896" style:font-size-asian="12pt" style:font-size-complex="12pt"/>
    </style:style>
    <style:style style:name="P44" style:family="paragraph" style:parent-style-name="Standard">
      <style:paragraph-properties fo:text-align="justify" style:justify-single-word="false"/>
      <style:text-properties style:font-name="Courier 10 Pitch1" fo:font-size="12pt" officeooo:rsid="001e172e" officeooo:paragraph-rsid="001e172e" style:font-size-asian="12pt" style:font-size-complex="12pt"/>
    </style:style>
    <style:style style:name="P45" style:family="paragraph" style:parent-style-name="Standard">
      <style:paragraph-properties fo:text-align="center" style:justify-single-word="false"/>
      <style:text-properties style:font-name="Courier 10 Pitch"/>
    </style:style>
    <style:style style:name="P46" style:family="paragraph" style:parent-style-name="Standard">
      <style:paragraph-properties fo:text-align="center" style:justify-single-word="false"/>
      <style:text-properties style:font-name="Courier 10 Pitch" fo:font-size="14pt" officeooo:rsid="0009ecf9" officeooo:paragraph-rsid="0009ecf9" style:font-size-asian="12.25pt" style:font-size-complex="14pt"/>
    </style:style>
    <style:style style:name="P47" style:family="paragraph" style:parent-style-name="Standard">
      <style:paragraph-properties fo:text-align="justify" style:justify-single-word="false"/>
      <style:text-properties style:font-name="Courier 10 Pitch" fo:font-size="14pt" style:text-underline-style="solid" style:text-underline-width="auto" style:text-underline-color="font-color" officeooo:rsid="00176478" officeooo:paragraph-rsid="00176478" style:font-size-asian="12.25pt" style:font-size-complex="14pt"/>
    </style:style>
    <style:style style:name="P48" style:family="paragraph" style:parent-style-name="Standard">
      <style:paragraph-properties fo:text-align="justify" style:justify-single-word="false"/>
      <style:text-properties style:font-name="Courier 10 Pitch" fo:font-size="12pt" officeooo:paragraph-rsid="00176478" style:font-size-asian="12pt" style:font-size-complex="12pt"/>
    </style:style>
    <style:style style:name="P49" style:family="paragraph" style:parent-style-name="Standard">
      <style:paragraph-properties fo:text-align="justify" style:justify-single-word="false"/>
      <style:text-properties fo:color="#000000" style:font-name="Courier 10 Pitch" fo:font-size="10pt" style:text-underline-style="none" officeooo:rsid="00189262" officeooo:paragraph-rsid="00189262" style:font-size-asian="10pt" style:font-size-complex="10pt"/>
    </style:style>
    <style:style style:name="P50" style:family="paragraph" style:parent-style-name="Standard">
      <style:paragraph-properties fo:text-align="justify" style:justify-single-word="false"/>
      <style:text-properties fo:color="#000000" style:font-name="Courier 10 Pitch" fo:font-size="10pt" style:text-underline-style="none" officeooo:rsid="0014f896" officeooo:paragraph-rsid="0023d923" style:font-size-asian="10pt" style:font-size-complex="10pt"/>
    </style:style>
    <style:style style:name="P51" style:family="paragraph" style:parent-style-name="Standard">
      <style:paragraph-properties fo:text-align="justify" style:justify-single-word="false"/>
      <style:text-properties fo:color="#000000" style:font-name="Courier 10 Pitch" fo:font-size="10pt" style:text-underline-style="none" officeooo:rsid="0023d923" officeooo:paragraph-rsid="0023d923" style:font-size-asian="10pt" style:font-size-complex="10pt"/>
    </style:style>
    <style:style style:name="P52" style:family="paragraph" style:parent-style-name="Standard">
      <style:paragraph-properties fo:text-align="justify" style:justify-single-word="false"/>
      <style:text-properties fo:color="#000000" style:font-name="Courier 10 Pitch" fo:font-size="10pt" style:text-underline-style="none" officeooo:rsid="0024981e" officeooo:paragraph-rsid="0024981e" style:font-size-asian="10pt" style:font-size-complex="10pt"/>
    </style:style>
    <style:style style:name="P53" style:family="paragraph" style:parent-style-name="Standard">
      <style:paragraph-properties fo:text-align="justify" style:justify-single-word="false"/>
      <style:text-properties fo:color="#000000" style:font-name="Courier 10 Pitch" fo:font-size="10pt" style:text-underline-style="none" officeooo:rsid="002a0133" officeooo:paragraph-rsid="002a0133" style:font-size-asian="10pt" style:font-size-complex="10pt"/>
    </style:style>
    <style:style style:name="P54" style:family="paragraph" style:parent-style-name="Standard">
      <style:paragraph-properties fo:text-align="justify" style:justify-single-word="false"/>
      <style:text-properties fo:color="#000000" style:font-name="Courier 10 Pitch" fo:font-size="10pt" style:text-underline-style="none" officeooo:rsid="002f3263" officeooo:paragraph-rsid="00304b39" style:font-size-asian="10pt" style:font-size-complex="10pt"/>
    </style:style>
    <style:style style:name="P55" style:family="paragraph" style:parent-style-name="Standard">
      <style:paragraph-properties fo:text-align="justify" style:justify-single-word="false"/>
      <style:text-properties fo:color="#000000" style:font-name="Courier 10 Pitch" fo:font-size="10pt" style:text-underline-style="none" officeooo:rsid="00335e17" officeooo:paragraph-rsid="00335e17" style:font-size-asian="10pt" style:font-size-complex="10pt"/>
    </style:style>
    <style:style style:name="P56" style:family="paragraph" style:parent-style-name="Standard">
      <style:paragraph-properties fo:text-align="justify" style:justify-single-word="false"/>
      <style:text-properties fo:color="#000000" style:font-name="Courier 10 Pitch" fo:font-size="10pt" fo:language="en" fo:country="ZA" style:text-underline-style="none" officeooo:rsid="00223c15" officeooo:paragraph-rsid="0022d188" style:font-size-asian="10pt" style:language-asian="zxx" style:country-asian="none" style:font-size-complex="10pt" style:language-complex="zxx" style:country-complex="none"/>
    </style:style>
    <style:style style:name="P57" style:family="paragraph" style:parent-style-name="Standard">
      <style:paragraph-properties fo:text-align="justify" style:justify-single-word="false"/>
      <style:text-properties fo:color="#000000" style:font-name="Courier 10 Pitch" fo:font-size="12pt" style:text-underline-style="none" officeooo:rsid="001b66bc" officeooo:paragraph-rsid="001b66bc" style:font-size-asian="10.5pt" style:font-size-complex="12pt"/>
    </style:style>
    <style:style style:name="P58" style:family="paragraph" style:parent-style-name="Standard">
      <style:paragraph-properties fo:text-align="justify" style:justify-single-word="false"/>
      <style:text-properties fo:color="#000000" style:font-name="Courier 10 Pitch" fo:font-size="12pt" style:text-underline-style="none" officeooo:rsid="0014f896" officeooo:paragraph-rsid="0014f896" style:font-size-asian="10.5pt" style:font-size-complex="12pt"/>
    </style:style>
    <style:style style:name="P59" style:family="paragraph" style:parent-style-name="Standard">
      <style:paragraph-properties fo:text-align="justify" style:justify-single-word="false"/>
      <style:text-properties fo:color="#000000" style:font-name="Courier 10 Pitch" fo:font-size="12pt" style:text-underline-style="none" officeooo:rsid="0014f896" officeooo:paragraph-rsid="0023d923" style:font-size-asian="10.5pt" style:font-size-complex="12pt"/>
    </style:style>
    <style:style style:name="P60" style:family="paragraph" style:parent-style-name="Standard">
      <style:paragraph-properties fo:text-align="justify" style:justify-single-word="false"/>
      <style:text-properties fo:color="#000000" style:font-name="Courier 10 Pitch" fo:font-size="12pt" style:text-underline-style="none" officeooo:rsid="0023d923" officeooo:paragraph-rsid="0023d923" style:font-size-asian="10.5pt" style:font-size-complex="12pt"/>
    </style:style>
    <style:style style:name="P61" style:family="paragraph" style:parent-style-name="Standard">
      <style:paragraph-properties fo:text-align="justify" style:justify-single-word="false"/>
      <style:text-properties fo:color="#000000" style:font-name="Courier 10 Pitch" fo:font-size="12pt" style:text-underline-style="none" officeooo:rsid="0023d923" officeooo:paragraph-rsid="0024981e" style:font-size-asian="10.5pt" style:font-size-complex="12pt"/>
    </style:style>
    <style:style style:name="P62" style:family="paragraph" style:parent-style-name="Standard">
      <style:paragraph-properties fo:text-align="justify" style:justify-single-word="false"/>
      <style:text-properties fo:color="#000000" style:font-name="Courier 10 Pitch" fo:font-size="12pt" style:text-underline-style="none" officeooo:rsid="0024981e" officeooo:paragraph-rsid="0024981e" style:font-size-asian="10.5pt" style:font-size-complex="12pt"/>
    </style:style>
    <style:style style:name="P63" style:family="paragraph" style:parent-style-name="Standard">
      <style:paragraph-properties fo:text-align="justify" style:justify-single-word="false"/>
      <style:text-properties fo:color="#000000" style:font-name="Courier 10 Pitch" fo:font-size="12pt" style:text-underline-style="none" officeooo:rsid="0024981e" officeooo:paragraph-rsid="0028f5f4" style:font-size-asian="10.5pt" style:font-size-complex="12pt"/>
    </style:style>
    <style:style style:name="P64" style:family="paragraph" style:parent-style-name="Standard">
      <style:paragraph-properties fo:text-align="justify" style:justify-single-word="false"/>
      <style:text-properties fo:color="#000000" style:font-name="Courier 10 Pitch" fo:font-size="12pt" style:text-underline-style="none" officeooo:rsid="0024981e" officeooo:paragraph-rsid="002a0133" style:font-size-asian="10.5pt" style:font-size-complex="12pt"/>
    </style:style>
    <style:style style:name="P65" style:family="paragraph" style:parent-style-name="Standard">
      <style:paragraph-properties fo:text-align="justify" style:justify-single-word="false"/>
      <style:text-properties fo:color="#000000" style:font-name="Courier 10 Pitch" fo:font-size="12pt" style:text-underline-style="none" officeooo:rsid="0024981e" officeooo:paragraph-rsid="002bee9e" style:font-size-asian="10.5pt" style:font-size-complex="12pt"/>
    </style:style>
    <style:style style:name="P66" style:family="paragraph" style:parent-style-name="Standard">
      <style:paragraph-properties fo:text-align="justify" style:justify-single-word="false"/>
      <style:text-properties fo:color="#000000" style:font-name="Courier 10 Pitch" fo:font-size="12pt" style:text-underline-style="none" officeooo:rsid="0024981e" officeooo:paragraph-rsid="002c8575" style:font-size-asian="10.5pt" style:font-size-complex="12pt"/>
    </style:style>
    <style:style style:name="P67" style:family="paragraph" style:parent-style-name="Standard">
      <style:paragraph-properties fo:text-align="justify" style:justify-single-word="false"/>
      <style:text-properties fo:color="#000000" style:font-name="Courier 10 Pitch" fo:font-size="12pt" style:text-underline-style="none" officeooo:rsid="0024981e" officeooo:paragraph-rsid="003437b8" style:font-size-asian="10.5pt" style:font-size-complex="12pt"/>
    </style:style>
    <style:style style:name="P68" style:family="paragraph" style:parent-style-name="Standard">
      <style:paragraph-properties fo:text-align="justify" style:justify-single-word="false"/>
      <style:text-properties fo:color="#000000" style:font-name="Courier 10 Pitch" fo:font-size="12pt" style:text-underline-style="none" officeooo:rsid="002f3263" officeooo:paragraph-rsid="002f3263" style:font-size-asian="10.5pt" style:font-size-complex="12pt"/>
    </style:style>
    <style:style style:name="P69" style:family="paragraph" style:parent-style-name="Standard">
      <style:paragraph-properties fo:text-align="justify" style:justify-single-word="false"/>
      <style:text-properties fo:color="#000000" style:font-name="Courier 10 Pitch" fo:font-size="12pt" style:text-underline-style="none" officeooo:rsid="002f3263" officeooo:paragraph-rsid="00304b39" style:font-size-asian="10.5pt" style:font-size-complex="12pt"/>
    </style:style>
    <style:style style:name="P70" style:family="paragraph" style:parent-style-name="Standard">
      <style:paragraph-properties fo:text-align="justify" style:justify-single-word="false"/>
      <style:text-properties fo:color="#000000" style:font-name="Courier 10 Pitch" fo:font-size="12pt" style:text-underline-style="none" officeooo:rsid="00304b39" officeooo:paragraph-rsid="00304b39" style:font-size-asian="10.5pt" style:font-size-complex="12pt"/>
    </style:style>
    <style:style style:name="P71" style:family="paragraph" style:parent-style-name="Standard">
      <style:paragraph-properties fo:text-align="justify" style:justify-single-word="false"/>
      <style:text-properties fo:color="#000000" style:font-name="Courier 10 Pitch" fo:font-size="12pt" fo:language="en" fo:country="ZA" style:text-underline-style="none" officeooo:rsid="00223c15" officeooo:paragraph-rsid="00223c15" style:font-size-asian="10.5pt" style:language-asian="zxx" style:country-asian="none" style:font-size-complex="12pt" style:language-complex="zxx" style:country-complex="none"/>
    </style:style>
    <style:style style:name="P72" style:family="paragraph" style:parent-style-name="Standard">
      <style:paragraph-properties fo:text-align="justify" style:justify-single-word="false"/>
      <style:text-properties fo:color="#000000" style:font-name="Courier 10 Pitch" fo:font-size="12pt" fo:language="en" fo:country="ZA" style:text-underline-style="none" officeooo:rsid="00223c15" officeooo:paragraph-rsid="0022d188" style:font-size-asian="10.5pt" style:language-asian="zxx" style:country-asian="none" style:font-size-complex="12pt" style:language-complex="zxx" style:country-complex="none"/>
    </style:style>
    <style:style style:name="P73" style:family="paragraph" style:parent-style-name="Standard">
      <style:paragraph-properties fo:text-align="justify" style:justify-single-word="false"/>
      <style:text-properties fo:color="#000000" style:font-name="Courier 10 Pitch" fo:font-size="12pt" style:text-underline-style="solid" style:text-underline-width="auto" style:text-underline-color="font-color" officeooo:rsid="0028633e" officeooo:paragraph-rsid="0028633e" style:font-size-asian="10.5pt" style:font-size-complex="12pt"/>
    </style:style>
    <style:style style:name="P74" style:family="paragraph" style:parent-style-name="Standard">
      <style:paragraph-properties fo:text-align="justify" style:justify-single-word="false"/>
      <style:text-properties fo:color="#000000" style:font-name="Courier 10 Pitch" fo:font-size="12pt" style:text-underline-style="solid" style:text-underline-width="auto" style:text-underline-color="font-color" officeooo:rsid="003437b8" officeooo:paragraph-rsid="003437b8" style:font-size-asian="10.5pt" style:font-size-complex="12pt"/>
    </style:style>
    <style:style style:name="P75" style:family="paragraph" style:parent-style-name="Standard">
      <style:paragraph-properties fo:text-align="justify" style:justify-single-word="false"/>
      <style:text-properties style:font-name="sans-serif" fo:font-size="12pt" style:text-underline-style="solid" style:text-underline-width="auto" style:text-underline-color="font-color" officeooo:paragraph-rsid="00223c15" style:font-size-asian="12pt" style:font-size-complex="12pt"/>
    </style:style>
    <style:style style:name="T1" style:family="text">
      <style:text-properties officeooo:rsid="000c0ea2"/>
    </style:style>
    <style:style style:name="T2" style:family="text">
      <style:text-properties officeooo:rsid="0011eec5"/>
    </style:style>
    <style:style style:name="T3" style:family="text">
      <style:text-properties officeooo:rsid="00176478"/>
    </style:style>
    <style:style style:name="T4" style:family="text">
      <style:text-properties fo:color="#000000" style:text-underline-style="none" officeooo:rsid="00176478" fo:background-color="transparent" loext:char-shading-value="0"/>
    </style:style>
    <style:style style:name="T5" style:family="text">
      <style:text-properties fo:color="#000000" style:text-underline-style="none" officeooo:rsid="001b66bc"/>
    </style:style>
    <style:style style:name="T6" style:family="text">
      <style:text-properties fo:color="#000000" style:text-underline-style="none" officeooo:rsid="001e172e"/>
    </style:style>
    <style:style style:name="T7" style:family="text">
      <style:text-properties fo:color="#000000" style:text-underline-style="none" officeooo:rsid="0014f896"/>
    </style:style>
    <style:style style:name="T8" style:family="text">
      <style:text-properties fo:color="#000000" fo:language="en" fo:country="ZA" officeooo:rsid="00274185" style:language-asian="zxx" style:country-asian="none" style:language-complex="zxx" style:country-complex="none"/>
    </style:style>
    <style:style style:name="T9" style:family="text">
      <style:text-properties fo:color="#000000" fo:language="en" fo:country="ZA" officeooo:rsid="00223c15" style:language-asian="zxx" style:country-asian="none" style:language-complex="zxx" style:country-complex="none"/>
    </style:style>
    <style:style style:name="T10" style:family="text">
      <style:text-properties style:text-underline-style="none"/>
    </style:style>
    <style:style style:name="T11" style:family="text">
      <style:text-properties officeooo:rsid="0018021e"/>
    </style:style>
    <style:style style:name="T12" style:family="text">
      <style:text-properties officeooo:rsid="000e7980"/>
    </style:style>
    <style:style style:name="T13" style:family="text">
      <style:text-properties officeooo:rsid="00189262"/>
    </style:style>
    <style:style style:name="T14" style:family="text">
      <style:text-properties officeooo:rsid="0019cea9"/>
    </style:style>
    <style:style style:name="T15" style:family="text">
      <style:text-properties officeooo:rsid="001b66bc"/>
    </style:style>
    <style:style style:name="T16" style:family="text">
      <style:text-properties fo:font-size="10pt" officeooo:rsid="001b66bc" style:font-size-asian="10pt" style:font-size-complex="10pt"/>
    </style:style>
    <style:style style:name="T17" style:family="text">
      <style:text-properties fo:font-size="10pt" officeooo:rsid="0022d188" style:font-size-asian="10pt" style:font-size-complex="10pt"/>
    </style:style>
    <style:style style:name="T18" style:family="text">
      <style:text-properties fo:font-size="10pt" officeooo:rsid="00304b39" style:font-size-asian="10pt" style:font-size-complex="10pt"/>
    </style:style>
    <style:style style:name="T19" style:family="text">
      <style:text-properties fo:font-size="10pt" officeooo:rsid="001b66bc" style:font-size-asian="8.75pt" style:font-size-complex="10pt"/>
    </style:style>
    <style:style style:name="T20" style:family="text">
      <style:text-properties officeooo:rsid="001e29b9"/>
    </style:style>
    <style:style style:name="T21" style:family="text">
      <style:text-properties officeooo:rsid="001e6993"/>
    </style:style>
    <style:style style:name="T22" style:family="text">
      <style:text-properties officeooo:rsid="0022d188"/>
    </style:style>
    <style:style style:name="T23" style:family="text">
      <style:text-properties officeooo:rsid="0023d923"/>
    </style:style>
    <style:style style:name="T24" style:family="text">
      <style:text-properties officeooo:rsid="0024981e"/>
    </style:style>
    <style:style style:name="T25" style:family="text">
      <style:text-properties officeooo:rsid="0028633e"/>
    </style:style>
    <style:style style:name="T26" style:family="text">
      <style:text-properties officeooo:rsid="002a0133"/>
    </style:style>
    <style:style style:name="T27" style:family="text">
      <style:text-properties style:text-underline-style="solid" style:text-underline-width="auto" style:text-underline-color="font-color" officeooo:rsid="002a0133"/>
    </style:style>
    <style:style style:name="T28" style:family="text">
      <style:text-properties style:text-underline-style="solid" style:text-underline-width="auto" style:text-underline-color="font-color" officeooo:rsid="002dac95"/>
    </style:style>
    <style:style style:name="T29" style:family="text">
      <style:text-properties officeooo:rsid="002b02a2"/>
    </style:style>
    <style:style style:name="T30" style:family="text">
      <style:text-properties officeooo:rsid="002dac95"/>
    </style:style>
    <style:style style:name="T31" style:family="text">
      <style:text-properties officeooo:rsid="002f423b"/>
    </style:style>
    <style:style style:name="T32" style:family="text">
      <style:text-properties officeooo:rsid="00304b39"/>
    </style:style>
    <style:style style:name="T33" style:family="text">
      <style:text-properties officeooo:rsid="0031cef0"/>
    </style:style>
    <style:style style:name="T34" style:family="text">
      <style:text-properties officeooo:rsid="00335e17"/>
    </style:style>
    <style:style style:name="T35" style:family="text">
      <style:text-properties officeooo:rsid="003437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46">CONCURRENT PROGRAMMING: TREE GROWTH SIMULATION</text:p>
      <text:p text:style-name="P46"/>
      <text:p text:style-name="P5">Introduction</text:p>
      <text:p text:style-name="P48"><text:span text:style-name="T4">We were provided with skeleton code for the assignme</text:span><text:span text:style-name="T10">n</text:span>t. When executed, this skeleton provide<text:span text:style-name="T3">d</text:span> an incomplete GUI interface with no buttons. It display<text:span text:style-name="T3">ed</text:span> the initial state of the forest but d<text:span text:style-name="T3">id</text:span> not include any simulation. </text:p>
      <text:p text:style-name="P47">Task</text:p>
      <text:p text:style-name="P48"><text:span text:style-name="T3">To</text:span> build on the skeleton, improving, adding threading and ensuring thread safety when necessary. <text:s/><text:span text:style-name="T3">We</text:span> must use appropriate synchronization and <text:span text:style-name="T3">the</text:span> solution should allow for maximal concurrency: operations should not be serialized unless necessary.</text:p>
      <text:p text:style-name="P5"/>
      <text:p text:style-name="P5">Classes and Modification<text:span text:style-name="T13">s</text:span></text:p>
      <text:p text:style-name="P1"><text:span text:style-name="T1">Class </text:span>Land</text:p>
      <text:p text:style-name="P7">An object of this class represents the landscape with span [dimension x] x [dimension y] over the area and the value on light intensity or sun exposure to the land. </text:p>
      <text:p text:style-name="P22"/>
      <text:p text:style-name="P7">We added member variables for span and sun exposure of the landscape.</text:p>
      <text:p text:style-name="P7"/>
      <text:p text:style-name="P26">private int dimensionX; </text:p>
      <text:p text:style-name="P26">private int dimensionY; </text:p>
      <text:p text:style-name="P26"/>
      <text:p text:style-name="P26">public Land (int dx, int dy) {</text:p>
      <text:p text:style-name="P26"><text:s text:c="8"/>dimensionX = dx;</text:p>
      <text:p text:style-name="P26"><text:s text:c="8"/>dimensionY = dy;</text:p>
      <text:p text:style-name="P26"><text:s text:c="8"/>sunExposure = new float[dimensionX][dimensionY];</text:p>
      <text:p text:style-name="P26"><text:s text:c="8"/>shaded = new float[dimensionX][dimensionY];</text:p>
      <text:p text:style-name="P26">}</text:p>
      <text:p text:style-name="P37"/>
      <text:p text:style-name="P8">We used Java two dimensional arrays to model landscape and the value at each point of the array is the sun exposure at that point on the landscape.</text:p>
      <text:p text:style-name="P38"/>
      <text:p text:style-name="P27">private float[][] sunExposure; </text:p>
      <text:p text:style-name="P27">private float[][] shaded;</text:p>
      <text:p text:style-name="P38"/>
      <text:p text:style-name="P9">We added proper getters and setters to the member variables for methods such as getDimX(), getDimY() <text:span text:style-name="T11">to <text:s/>obtain the dimensions of the landscape. </text:span></text:p>
      <text:p text:style-name="P9"/>
      <text:p text:style-name="P28"><text:bookmark-start text:name="__DdeLink__188_1762777114"/>public synchronized int getDimX() {</text:p>
      <text:p text:style-name="P28"><text:s text:c="11"/>return dimensionX;</text:p>
      <text:p text:style-name="P28">}<text:bookmark-end text:name="__DdeLink__188_1762777114"/></text:p>
      <text:p text:style-name="P29"/>
      <text:p text:style-name="P29">public synchronized int getDim<text:span text:style-name="T14">Y</text:span>() {</text:p>
      <text:p text:style-name="P29"><text:s text:c="11"/>return dimension<text:span text:style-name="T14">Y</text:span>;</text:p>
      <text:p text:style-name="P29">}</text:p>
      <text:p text:style-name="P29"/>
      <text:p text:style-name="P29"/>
      <text:p text:style-name="P8"><text:soft-page-break/>We used the two dimensional array model of the landscape to implement <text:span text:style-name="T12">getFull() and getShade() methods. </text:span></text:p>
      <text:p text:style-name="P8"/>
      <text:p text:style-name="P30">public synchronized float getFull(int x, int y) {</text:p>
      <text:p text:style-name="P30"><text:s text:c="12"/>return sunExposure[x][y];</text:p>
      <text:p text:style-name="P30">}</text:p>
      <text:p text:style-name="P7"/>
      <text:p text:style-name="P30">public synchronized float getShade(int x, int y) { </text:p>
      <text:p text:style-name="P30"><text:s text:c="12"/>return shaded[x][y]; </text:p>
      <text:p text:style-name="P30">}</text:p>
      <text:p text:style-name="P23"/>
      <text:p text:style-name="P10">We implemented the methods to set the sun exposure and shade value at specified positions x and y.</text:p>
      <text:p text:style-name="P10"/>
      <text:p text:style-name="P30">public synchronized void setFull(int x, int y, float val) {</text:p>
      <text:p text:style-name="P30"><text:s text:c="12"/>sunExposure[x][y] = val;</text:p>
      <text:p text:style-name="P30">}</text:p>
      <text:p text:style-name="P30"/>
      <text:p text:style-name="P30">public synchronized void setShade(int x, int y, float val){</text:p>
      <text:p text:style-name="P30"><text:s text:c="12"/>shaded[x][y] = val;</text:p>
      <text:p text:style-name="P30">}</text:p>
      <text:p text:style-name="P30"/>
      <text:p text:style-name="P21">We implemented the resetShade() method using the System.arraycopy() method because it is faster than using <text:span text:style-name="T13">the manual loop method.</text:span></text:p>
      <text:p text:style-name="P21"/>
      <text:p text:style-name="P31">public synchronized void resetShade() {</text:p>
      <text:p text:style-name="P31"><text:s text:c="2"/>for (int row = 0; row &lt; dimensionX; row++) {</text:p>
      <text:p text:style-name="P31"><text:s text:c="2"/><text:tab/>System.arraycopy(sunExposure[row], 0, shaded [row], 0, dimensionY);</text:p>
      <text:p text:style-name="P31"><text:s text:c="2"/>}</text:p>
      <text:p text:style-name="P31">}</text:p>
      <text:p text:style-name="P24"/>
      <text:p text:style-name="P14">We implemented the shadow method to reduce the amount of sun exposure by 10%.</text:p>
      <text:p text:style-name="P14"/>
      <text:p text:style-name="P31">synchronized void shadow(Tree tree) {</text:p>
      <text:p text:style-name="P31"><text:s/>for (int row = Math.abs(tree.getX() - Math.round(tree.getExt())); row &lt; <text:tab/><text:tab/>tree.getX() + Math.round(tree.getExt()); row++) {</text:p>
      <text:p text:style-name="P31"><text:s text:c="4"/>for (int column = Math.abs(tree.getY() - Math.round(tree.getExt())); column <text:tab/>&lt; tree.getY() + Math.round(tree.getExt()); column++) { <text:s text:c="15"/></text:p>
      <text:p text:style-name="P31"><text:s text:c="10"/>if ((row &lt; dimensionX) &amp;&amp; (column &lt; dimensionY)) {</text:p>
      <text:p text:style-name="P31"><text:s text:c="7"/><text:tab/>sunExposure[row][column] = sunExposure[row][column]*shadefraction;</text:p>
      <text:p text:style-name="P31"><text:s text:c="10"/>} <text:s text:c="14"/></text:p>
      <text:p text:style-name="P31"><text:s text:c="7"/>}</text:p>
      <text:p text:style-name="P31"><text:s text:c="4"/>}</text:p>
      <text:p text:style-name="P31">}</text:p>
      <text:p text:style-name="P4"/>
      <text:p text:style-name="P2"/>
      <text:p text:style-name="P2"/>
      <text:p text:style-name="P2"/>
      <text:p text:style-name="P2"/>
      <text:p text:style-name="P2"/>
      <text:p text:style-name="P2"/>
      <text:p text:style-name="P2"/>
      <text:p text:style-name="P2"/>
      <text:p text:style-name="P2"><text:soft-page-break/>Class Tree</text:p>
      <text:p text:style-name="P11">An object of this class represents a tree in the landscape. <text:span text:style-name="T2">Trees define a canopy which covers a square area of the landscape.</text:span></text:p>
      <text:p text:style-name="P12"/>
      <text:p text:style-name="P15">We implemented the getter and setter methods for the member variables of the Tree class.</text:p>
      <text:p text:style-name="P15"/>
      <text:p text:style-name="P32">synchronized int getX() {</text:p>
      <text:p text:style-name="P32"><text:s text:c="4"/>return xpos;</text:p>
      <text:p text:style-name="P32">}</text:p>
      <text:p text:style-name="P32"/>
      <text:p text:style-name="P32">synchronized int getY() {</text:p>
      <text:p text:style-name="P32"><text:s text:c="4"/>return ypos;</text:p>
      <text:p text:style-name="P32">}</text:p>
      <text:p text:style-name="P32"/>
      <text:p text:style-name="P32">synchronized float getExt() {</text:p>
      <text:p text:style-name="P32"><text:s text:c="4"/>return ext;</text:p>
      <text:p text:style-name="P32">}</text:p>
      <text:p text:style-name="P32"/>
      <text:p text:style-name="P32">synchronized void setExt(float e) {</text:p>
      <text:p text:style-name="P32"><text:s text:c="4"/>ext = e;</text:p>
      <text:p text:style-name="P32">}</text:p>
      <text:p text:style-name="P12"/>
      <text:p text:style-name="P15">We implemented the sunexposure() methods to calculate the average sunlight intensity covered by the canopy of the tree.</text:p>
      <text:p text:style-name="P15"/>
      <text:p text:style-name="P32">public float sunexposure(Land land){ <text:s text:c="7"/></text:p>
      <text:p text:style-name="P32"><text:s text:c="2"/>float sum = 0;</text:p>
      <text:p text:style-name="P32"><text:s text:c="2"/>int number = 0;</text:p>
      <text:p text:style-name="P32"><text:s text:c="2"/>synchronized (land) {</text:p>
      <text:p text:style-name="P32"><text:s text:c="5"/>int lowx = Math.abs(xpos - Math.round(ext));</text:p>
      <text:p text:style-name="P32"><text:s text:c="5"/>int highx = xpos + Math.round(ext);</text:p>
      <text:p text:style-name="P32"><text:s text:c="5"/>int lowy = Math.abs(ypos - Math.round(ext));</text:p>
      <text:p text:style-name="P32"><text:s text:c="5"/>int highy = ypos + Math.round(ext);</text:p>
      <text:p text:style-name="P32"><text:s text:c="12"/></text:p>
      <text:p text:style-name="P32"><text:s text:c="5"/>for (int i = lowx; i &lt; highx; i++) {</text:p>
      <text:p text:style-name="P32"><text:s text:c="8"/>for (int j = lowy; j &lt; highy; j++) {</text:p>
      <text:p text:style-name="P32"><text:s text:c="11"/>if ((i &lt; land.getDimX()) || (j &lt; land.getDimY())) {</text:p>
      <text:p text:style-name="P32"><text:s text:c="13"/>sum = sum + land.getFull (i, j);</text:p>
      <text:p text:style-name="P32"><text:s text:c="13"/>number++;</text:p>
      <text:p text:style-name="P32"><text:s text:c="11"/>} </text:p>
      <text:p text:style-name="P32"><text:s text:c="8"/>}</text:p>
      <text:p text:style-name="P32"><text:s text:c="5"/>}</text:p>
      <text:p text:style-name="P32"><text:s text:c="3"/>}</text:p>
      <text:p text:style-name="P32"><text:s text:c="3"/>return sum/number; <text:s text:c="9"/></text:p>
      <text:p text:style-name="P32">}</text:p>
      <text:p text:style-name="P15"/>
      <text:p text:style-name="P15">We implemented the sungrow () method to grow the according to its sun exposure.</text:p>
      <text:p text:style-name="P15"/>
      <text:p text:style-name="P32">synchronized void sungrow(Land land) {</text:p>
      <text:p text:style-name="P32"><text:s text:c="3"/>ext = ext + ext*(sunexposure(land)/growfactor);</text:p>
      <text:p text:style-name="P32">}</text:p>
      <text:p text:style-name="P32"/>
      <text:p text:style-name="P15"/>
      <text:p text:style-name="P15"/>
      <text:p text:style-name="P3"><text:soft-page-break/>Class TreeGrow</text:p>
      <text:p text:style-name="P16">When the 'play' button is clicked the GUI draws the tree canopy according to the tree growth model for every generation yearly.</text:p>
      <text:p text:style-name="P16"/>
      <text:p text:style-name="P18">We set up the inside the constructor.</text:p>
      <text:p text:style-name="P17"/>
      <text:p text:style-name="P17"><text:span text:style-name="T16">public TreeGrow(int frameX,int frameY,Tree [] trees) {</text:span><text:span text:style-name="T15"> </text:span></text:p>
      <text:p text:style-name="P17"><text:tab/>…</text:p>
      <text:p text:style-name="P17"><text:tab/><text:span text:style-name="T19">GUI Set up</text:span></text:p>
      <text:p text:style-name="P18">}</text:p>
      <text:p text:style-name="P18"/>
      <text:p text:style-name="P42"><text:span text:style-name="T5">We implemented the 'reset' button </text:span>that sets the extent of all trees to a value of 0.4 and the year count to 0, representing a forest of saplings <text:span text:style-name="T15">inside the constructor.</text:span></text:p>
      <text:p text:style-name="P42"/>
      <text:p text:style-name="P39">reset = new JButton ("reset");</text:p>
      <text:p text:style-name="P39">reset.addActionListener(new ActionListener () { <text:s text:c="15"/></text:p>
      <text:p text:style-name="P39"><text:s text:c="2"/>@Override</text:p>
      <text:p text:style-name="P39"><text:s text:c="2"/>public void actionPerformed(ActionEvent e) {</text:p>
      <text:p text:style-name="P39"><text:s text:c="4"/>// Sets the extent of all trees to a value of 0.4</text:p>
      <text:p text:style-name="P39"><text:s text:c="4"/>for (Tree aTree : trees) {</text:p>
      <text:p text:style-name="P39"><text:s text:c="6"/>aTree.setExt(0.4f);</text:p>
      <text:p text:style-name="P39"><text:s text:c="4"/>}</text:p>
      <text:p text:style-name="P39"><text:s text:c="4"/>// sets the the year count to 0</text:p>
      <text:p text:style-name="P39"><text:s text:c="4"/>years = 0;</text:p>
      <text:p text:style-name="P39"><text:s text:c="2"/>}</text:p>
      <text:p text:style-name="P39">});</text:p>
      <text:p text:style-name="P33"/>
      <text:p text:style-name="P33">buttons.add(reset);</text:p>
      <text:p text:style-name="P18"/>
      <text:p text:style-name="P18">We implemented a 'pause' button that temporarily stops the simulation. </text:p>
      <text:p text:style-name="P18"/>
      <text:p text:style-name="P33">pause = new JButton ("pause");</text:p>
      <text:p text:style-name="P33">pause.addActionListener (new ActionListener () {</text:p>
      <text:p text:style-name="P33"><text:s text:c="3"/>@Override</text:p>
      <text:p text:style-name="P33"><text:s text:c="3"/>public void actionPerformed (ActionEvent e) {</text:p>
      <text:p text:style-name="P33"/>
      <text:p text:style-name="P33"><text:s text:c="3"/>}</text:p>
      <text:p text:style-name="P33">});</text:p>
      <text:p text:style-name="P36"/>
      <text:p text:style-name="P36">buttons.add(pause);</text:p>
      <text:p text:style-name="P18"/>
      <text:p text:style-name="P19">We implemented an 'end' button which closes the window and stops the program.</text:p>
      <text:p text:style-name="P19"/>
      <text:p text:style-name="P34">end = new JButton ("end");</text:p>
      <text:p text:style-name="P34"><text:s text:c="3"/>end.addActionListener (new ActionListener () {</text:p>
      <text:p text:style-name="P34"><text:s text:c="5"/>@Override</text:p>
      <text:p text:style-name="P34"><text:s text:c="5"/>public void actionPerformed (ActionEvent e) {</text:p>
      <text:p text:style-name="P34"><text:s text:c="7"/>System.exit(0);</text:p>
      <text:p text:style-name="P34"><text:s text:c="5"/>} <text:s text:c="11"/></text:p>
      <text:p text:style-name="P34">});</text:p>
      <text:p text:style-name="P34"/>
      <text:p text:style-name="P34">buttons.add(end);</text:p>
      <text:p text:style-name="P43"><text:soft-page-break/><text:span text:style-name="T6">We implemented a 'play' </text:span><text:span text:style-name="T7">button that either starts the si</text:span>mulation or allows it to continue running if it was previously paused <text:span text:style-name="T21">inside the constructor</text:span>.</text:p>
      <text:p text:style-name="P43"/>
      <text:p text:style-name="P40">play = new JButton ("play");</text:p>
      <text:p text:style-name="P40">play.addActionListener (this);</text:p>
      <text:p text:style-name="P41">buttons.add(play);</text:p>
      <text:p text:style-name="P44"/>
      <text:p text:style-name="P44">We created the simulation <text:span text:style-name="T20">loop </text:span>as a separate thread.</text:p>
      <text:p text:style-name="P44"/>
      <text:p text:style-name="P40">private class Simulation extends Thread {</text:p>
      <text:p text:style-name="P40"><text:s text:c="2"/>@Override</text:p>
      <text:p text:style-name="P40"><text:s text:c="2"/>public void run () {</text:p>
      <text:p text:style-name="P40"><text:s text:c="4"/>for (int range = 0; range &lt;= 18; range += 2) {</text:p>
      <text:p text:style-name="P40"><text:s text:c="6"/>for (Tree aTree : sundata.trees) {</text:p>
      <text:p text:style-name="P40"><text:s text:c="8"/>if (aTree.inrange((float)range, (float)range + 2.0f)) {</text:p>
      <text:p text:style-name="P40"><text:s text:c="10"/>aTree.sungrow(sundata.sunmap);</text:p>
      <text:p text:style-name="P40"><text:s text:c="10"/>sundata.sunmap.shadow(aTree); <text:s text:c="22"/></text:p>
      <text:p text:style-name="P40"><text:s text:c="10"/>years++;</text:p>
      <text:p text:style-name="P40"><text:s text:c="10"/>System.out.println ("Year := " + years);</text:p>
      <text:p text:style-name="P40"><text:s text:c="8"/>} <text:s text:c="19"/></text:p>
      <text:p text:style-name="P40"><text:s text:c="8"/>// doNothing (PAUSE);</text:p>
      <text:p text:style-name="P40"><text:s text:c="6"/>}</text:p>
      <text:p text:style-name="P40"><text:s text:c="4"/>} <text:s text:c="10"/></text:p>
      <text:p text:style-name="P40"><text:s text:c="2"/>}</text:p>
      <text:p text:style-name="P40"><text:s text:c="8"/></text:p>
      <text:p text:style-name="P40"><text:s text:c="2"/>public void doNothing (int millisecond) {</text:p>
      <text:p text:style-name="P40"><text:s text:c="4"/>try {</text:p>
      <text:p text:style-name="P40"><text:s text:c="6"/>Thread.sleep (millisecond);</text:p>
      <text:p text:style-name="P40"><text:s text:c="4"/>} catch (InterruptedException ex) {</text:p>
      <text:p text:style-name="P40"><text:s text:c="6"/>Logger.getLogger (TreeGrow.class.getName ()).log (Level.SEVERE, null, ex);</text:p>
      <text:p text:style-name="P40"><text:s text:c="4"/>} <text:s text:c="11"/></text:p>
      <text:p text:style-name="P40"><text:s text:c="2"/>}</text:p>
      <text:p text:style-name="P40">}</text:p>
      <text:p text:style-name="P13"/>
      <text:p text:style-name="P20">When the 'play' button is clicked the simulation starts.</text:p>
      <text:p text:style-name="P20"/>
      <text:p text:style-name="P35">public void actionPerformed(ActionEvent e) {</text:p>
      <text:p text:style-name="P35"><text:s text:c="2"/>Simulation simulate = new Simulation ();</text:p>
      <text:p text:style-name="P35"><text:s text:c="2"/>simulate.start();</text:p>
      <text:p text:style-name="P35">}</text:p>
      <text:p text:style-name="P25"/>
      <text:p text:style-name="P6">Java Concurrency features</text:p>
      <text:p text:style-name="P75"><text:span text:style-name="T8">A</text:span><text:span text:style-name="T9">tomic variables, synchronized classes, synchronized collections, </text:span>barriers</text:p>
      <text:p text:style-name="P71">We used the Java keyword 'synchronization' to prevent the inappropriate use of thread priorities. </text:p>
      <text:p text:style-name="P71"/>
      <text:p text:style-name="P72">To do this we added the 'synchronization' keyword the accessor method<text:span text:style-name="T22">s</text:span>. For example,<text:span text:style-name="T22">in the class Land, we have </text:span></text:p>
      <text:p text:style-name="P72"/>
      <text:p text:style-name="P56"><text:span text:style-name="T22">public synchronized int getDimX() {</text:span></text:p>
      <text:p text:style-name="P56"><text:span text:style-name="T22"><text:s text:c="3"/>return dimensionX;</text:span></text:p>
      <text:p text:style-name="P56"><text:span text:style-name="T22">}</text:span> </text:p>
      <text:p text:style-name="P71"/>
      <text:p text:style-name="P71"/>
      <text:p text:style-name="P71"/>
      <text:p text:style-name="P72"><text:soft-page-break/>Accessor methods <text:s/>will be used to read the value of object member variable. We did this to prevent access to the locked resources from the sun map. </text:p>
      <text:p text:style-name="P72"/>
      <text:p text:style-name="P56"><text:span text:style-name="T22">public synchronized float getFull(int x, int y) {</text:span></text:p>
      <text:p text:style-name="P56"><text:span text:style-name="T22"><text:s text:c="2"/>return sunExposure[x][y];</text:span></text:p>
      <text:p text:style-name="P72"><text:span text:style-name="T17">}</text:span> <text:s text:c="2"/></text:p>
      <text:p text:style-name="P13"/>
      <text:p text:style-name="P59"><text:span text:style-name="T23">We also added the 'synchronization' keyword to the mutator methods. For example, in the class Land, we have</text:span></text:p>
      <text:p text:style-name="P59"/>
      <text:p text:style-name="P50"><text:span text:style-name="T23">public synchronized void setFull(int x, int y, float val) {</text:span></text:p>
      <text:p text:style-name="P51"><text:s text:c="2"/>sunExposure[x][y] = val;</text:p>
      <text:p text:style-name="P51">}</text:p>
      <text:p text:style-name="P60"/>
      <text:p text:style-name="P61">Because the mutator methods control the <text:span text:style-name="T24">changes to member variables. This is added to protect the right to the sun map.</text:span></text:p>
      <text:p text:style-name="P61"/>
      <text:p text:style-name="P62">A similar procedure was followed for the accessor and mutator methods of the class Tree. This is to manage the manipulation of member variables of a Tree object by threads. For example, </text:p>
      <text:p text:style-name="P62"/>
      <text:p text:style-name="P52">synchronized float getExt() {</text:p>
      <text:p text:style-name="P52"><text:s text:c="2"/>return ext;</text:p>
      <text:p text:style-name="P52">}</text:p>
      <text:p text:style-name="P52"/>
      <text:p text:style-name="P52">synchronized void setExt(float e) {</text:p>
      <text:p text:style-name="P52"><text:s text:c="3"/>ext = e;</text:p>
      <text:p text:style-name="P52">}</text:p>
      <text:p text:style-name="P62"/>
      <text:p text:style-name="P73">Thread safety</text:p>
      <text:p text:style-name="P63"><text:span text:style-name="T25">To manage the Tree object state and protect data from concurrent access in the class Tree, in body of the sunexposure() method, we enclosed the critical section with the 'synchronization' keyword so that when thread have access to the shared variable 'ext' in its critical section, no other thread can have access to the same shared variable 'ext'. That is, the other threads cannot execute their own critical section for this variable. As such, in sunexposure () method</text:span></text:p>
      <text:p text:style-name="P63"/>
      <text:p text:style-name="P53">synchronized (land) {</text:p>
      <text:p text:style-name="P53"><text:s text:c="2"/>int lowx = Math.abs(xpos - Math.round(ext));</text:p>
      <text:p text:style-name="P53"><text:s text:c="2"/>int highx = xpos + Math.round(ext);</text:p>
      <text:p text:style-name="P53"><text:s text:c="2"/>int lowy = Math.abs(ypos - Math.round(ext));</text:p>
      <text:p text:style-name="P53"><text:s text:c="2"/>int highy = ypos + Math.round(ext);</text:p>
      <text:p text:style-name="P53"><text:s text:c="2"/>for (int i = lowx; i &lt; highx; i++) {</text:p>
      <text:p text:style-name="P53"><text:s text:c="4"/>for (int j = lowy; j &lt; highy; j++) {</text:p>
      <text:p text:style-name="P53"><text:s text:c="6"/>if ((i &lt; land.getDimX()) || (j &lt; land.getDimY())) {</text:p>
      <text:p text:style-name="P53"><text:s text:c="8"/>sum = sum + land.getFull (i, j);</text:p>
      <text:p text:style-name="P53"><text:s text:c="8"/>number++;</text:p>
      <text:p text:style-name="P53"><text:s text:c="6"/>} </text:p>
      <text:p text:style-name="P53"><text:s text:c="4"/>}</text:p>
      <text:p text:style-name="P53"><text:s text:c="2"/>}</text:p>
      <text:p text:style-name="P53">}</text:p>
      <text:p text:style-name="P64"><text:soft-page-break/><text:span text:style-name="T27">Liveness</text:span><text:span text:style-name="T26"> </text:span></text:p>
      <text:p text:style-name="P65"><text:span text:style-name="T29">In implementing the simulation loop. If the simulation loop was executed without a separate thread. The loop would be executed in the body of the method actionPerformed. But the actionPerformed <text:s/>method would not end until the simulation loop ends. And, until the actionPerformed ends, the GUI cannot go on to the next thing. Then the GUI would be live locked spinning in a loop doing the same thing repeatedly without making progress. </text:span></text:p>
      <text:p text:style-name="P65"/>
      <text:p text:style-name="P66"><text:span text:style-name="T29">To fix the issues, we make the actionPerformed create a new (independent) thread to run the simulation. The thread will proceed on its own. The work of the actionPerformed method ends. The main thread will be able to move on to the next thing, such as <text:s/>reacting promptly to button presses and counting the generation. </text:span></text:p>
      <text:p text:style-name="P66"/>
      <text:p text:style-name="P66"><text:span text:style-name="T28">No deadlock</text:span><text:span text:style-name="T30"> </text:span></text:p>
      <text:p text:style-name="P69">If two or more threads are trying to enter their critical section, at least one will succeed. We <text:span text:style-name="T31">use synchronization to protect the critical sections of the threads. For instance, we protect the resource 'ext' of a tree object and manage its use by synchronizing the methods that manipulate it. Such as, </text:span></text:p>
      <text:p text:style-name="P69"/>
      <text:p text:style-name="P54"><text:span text:style-name="T32">synchronized boolean inrange(float minr, float maxr) {</text:span></text:p>
      <text:p text:style-name="P54"><text:span text:style-name="T32"><text:s/>return (ext &gt;= minr &amp;&amp; ext &lt; maxr);</text:span></text:p>
      <text:p text:style-name="P69"><text:span text:style-name="T18">}</text:span><text:span text:style-name="T32"> </text:span></text:p>
      <text:p text:style-name="P68"/>
      <text:p text:style-name="P70">This allows a thread to execute <text:span text:style-name="T34">the method</text:span> if it had the lock or already possessed it <text:span text:style-name="T33">safely</text:span>. <text:span text:style-name="T34">Similarly, the same is done for the method sungrow. </text:span></text:p>
      <text:p text:style-name="P70"/>
      <text:p text:style-name="P55">synchronized void sungrow(Land land) {</text:p>
      <text:p text:style-name="P55"><text:s text:c="2"/>ext = ext + ext*(sunexposure(land)/growfactor);</text:p>
      <text:p text:style-name="P55">}</text:p>
      <text:p text:style-name="P70"/>
      <text:p text:style-name="P74">Summary of statistics from git to demonstrate usage</text:p>
      <text:p text:style-name="P67"><text:span text:style-name="T35">0: commit 441a97a734d65becd986ce7b2ed0bc8ed014dc1b</text:span></text:p>
      <text:p text:style-name="P67"><text:span text:style-name="T35">1: Author: Oyama Plati &lt;platioyama@gmail.com&gt;</text:span></text:p>
      <text:p text:style-name="P67"><text:span text:style-name="T35">2: Date: Tue Oct 2 22:44:15 2018 +0200</text:span></text:p>
      <text:p text:style-name="P67"><text:span text:style-name="T35">3:</text:span></text:p>
      <text:p text:style-name="P67"><text:span text:style-name="T35">4: commit (5)</text:span></text:p>
      <text:p text:style-name="P67"><text:span text:style-name="T35">5:</text:span></text:p>
      <text:p text:style-name="P67"><text:span text:style-name="T35">6: commit 75802d1838e2fde6e079fad5c06988dc6f261c0a</text:span></text:p>
      <text:p text:style-name="P67"><text:span text:style-name="T35">7: Author: Oyama Plati &lt;platioyama@gmail.com&gt;</text:span></text:p>
      <text:p text:style-name="P67"><text:span text:style-name="T35">8: Date: Sat Sep 29 00:54:40 2018 +0200</text:span></text:p>
      <text:p text:style-name="P67"><text:span text:style-name="T35">9:</text:span></text:p>
      <text:p text:style-name="P67"><text:span text:style-name="T35">...</text:span></text:p>
      <text:p text:style-name="P67"><text:span text:style-name="T35">25: Author: Oyama Plati &lt;platioyama@gmail.com&gt;</text:span></text:p>
      <text:p text:style-name="P67"><text:span text:style-name="T35">26: Date: Tue Sep 25 17:30:55 2018 +0200</text:span></text:p>
      <text:p text:style-name="P67"><text:span text:style-name="T35">27:</text:span></text:p>
      <text:p text:style-name="P67"><text:span text:style-name="T35">28: Skeleton (1)</text:span></text:p>
      <text:p text:style-name="P67"><text:span text:style-name="T35">29:</text:span></text:p>
      <text:p text:style-name="P67"><text:soft-page-break/><text:span text:style-name="T35">30: commit 4e6a48bbb19a7b52b179ffe9cce719691fd7f34a</text:span></text:p>
      <text:p text:style-name="P67"><text:span text:style-name="T35">31: Author: Oyama Plati &lt;platioyama@gmail.com&gt;</text:span></text:p>
      <text:p text:style-name="P67"><text:span text:style-name="T35">32: Date: Mon Sep 24 14:41:50 2018 +0200</text:span></text:p>
      <text:p text:style-name="P67"><text:span text:style-name="T35">33:</text:span></text:p>
      <text:p text:style-name="P67"><text:span text:style-name="T35">34: first commit <text:s text:c="5"/></text:span><text:s text:c="2"/></text:p>
      <text:p text:style-name="P6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Courier 10 Pitch1" svg:font-family="'Courier 10 Pitch'"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22:57:38.083063453</meta:creation-date>
    <dc:date>2018-10-03T22:17:23.188043100</dc:date>
    <meta:editing-duration>PT4H14M8S</meta:editing-duration>
    <meta:editing-cycles>26</meta:editing-cycles>
    <meta:generator>LibreOffice/4.2.8.2$Linux_x86 LibreOffice_project/420m0$Build-2</meta:generator>
    <meta:document-statistic meta:table-count="0" meta:image-count="0" meta:object-count="0" meta:page-count="8" meta:paragraph-count="243" meta:word-count="1592" meta:character-count="10693" meta:non-whitespace-character-count="8581"/>
  </office:meta>
</office:document-meta>
</file>